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01caf" officeooo:paragraph-rsid="00601caf"/>
    </style:style>
    <style:style style:name="P2" style:family="paragraph" style:parent-style-name="Standard">
      <style:text-properties style:font-name="Open sans" officeooo:rsid="006238f0" officeooo:paragraph-rsid="006238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Istnieje coś takiego jak mealprep</text:p>
      <text:p text:style-name="P2">-Zmieniłem trochę podejście.<text:line-break/>Krótki kontent to przyszłość, I platformy takie jak tik-tok mogą być dobrą opcją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0-30T15:49:04.531759397</dc:date>
    <meta:editing-duration>P1DT6H26M40S</meta:editing-duration>
    <meta:editing-cycles>59</meta:editing-cycles>
    <meta:document-statistic meta:table-count="0" meta:image-count="0" meta:object-count="0" meta:page-count="1" meta:paragraph-count="2" meta:word-count="21" meta:character-count="143" meta:non-whitespace-character-count="124"/>
  </office:meta>
</office:document-meta>
</file>